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b640" officeooo:paragraph-rsid="0018b64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b640" officeooo:paragraph-rsid="0018b640" style:font-weight-asian="bold" style:font-weight-complex="bold"/>
    </style:style>
    <style:style style:name="P3" style:family="paragraph" style:parent-style-name="Standard">
      <style:text-properties fo:font-size="11pt" officeooo:rsid="0018b640" officeooo:paragraph-rsid="0018b640" style:font-size-asian="11pt" style:font-size-complex="11pt"/>
    </style:style>
    <style:style style:name="P4" style:family="paragraph" style:parent-style-name="Standard">
      <style:text-properties fo:font-size="11pt" style:text-underline-style="solid" style:text-underline-width="auto" style:text-underline-color="font-color" officeooo:rsid="0018b640" officeooo:paragraph-rsid="0018b640" style:font-size-asian="11pt" style:font-size-complex="11pt"/>
    </style:style>
    <style:style style:name="P5" style:family="paragraph" style:parent-style-name="Standard">
      <style:text-properties fo:font-size="11pt" style:text-underline-style="none" officeooo:rsid="0019c1ad" officeooo:paragraph-rsid="0019c1ad" style:font-size-asian="11pt" style:font-size-complex="11pt"/>
    </style:style>
    <style:style style:name="P6" style:family="paragraph" style:parent-style-name="Standard">
      <style:text-properties style:text-underline-style="none" officeooo:rsid="0018b640" officeooo:paragraph-rsid="0018b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ic Array Functions:</text:p>
      <text:p text:style-name="P1"/>
      <text:p text:style-name="P3">let myArray = [11,44,99,101,155,224];</text:p>
      <text:p text:style-name="P3">console.log('The values in this array are: ' + myArray);</text:p>
      <text:p text:style-name="P3">console.log('This array contains ' + myArray.length + ' numbers.');</text:p>
      <text:p text:style-name="P3">console.log('The first position in this array is: ' + myArray[0])</text:p>
      <text:p text:style-name="P3">console.log('The last position in this array is: ' + myArray[5])</text:p>
      <text:p text:style-name="P3">console.log('---');</text:p>
      <text:p text:style-name="P3">console.log('This array will now be modified.');</text:p>
      <text:p text:style-name="P3">console.log('---');</text:p>
      <text:p text:style-name="P3">myArray.unshift(7,9);</text:p>
      <text:p text:style-name="P3">myArray.push(256, 512);</text:p>
      <text:p text:style-name="P3">console.log('Values have been added to the array.');</text:p>
      <text:p text:style-name="P3">console.log('The values in this array are now: ' + myArray);</text:p>
      <text:p text:style-name="P3">console.log('This array now contains ' + myArray.length + ' numbers.');</text:p>
      <text:p text:style-name="P3">console.log('---');</text:p>
      <text:p text:style-name="P3">console.log('This array will now be modified again.');</text:p>
      <text:p text:style-name="P3">console.log('---');</text:p>
      <text:p text:style-name="P3">let lastItem = myArray.pop();</text:p>
      <text:p text:style-name="P3">let firstItem = myArray.shift();</text:p>
      <text:p text:style-name="P3">console.log('The first and last values in this array have been removed.');</text:p>
      <text:p text:style-name="P3">console.log('The values in this array are now: ' + myArray);</text:p>
      <text:p text:style-name="P3">console.log('This array now contains ' + myArray.length + ' numbers.');</text:p>
      <text:p text:style-name="P3">console.log('The values removed from this array are ' + firstItem + ' and ' + lastItem);</text:p>
      <text:p text:style-name="P3"/>
      <text:p text:style-name="P4">Output:</text:p>
      <text:p text:style-name="P4"/>
      <text:p text:style-name="P5">The values in this array are: 11,44,99,101,155,224</text:p>
      <text:p text:style-name="P5">This array contains 6 numbers.</text:p>
      <text:p text:style-name="P5">The first position in this array is: 11</text:p>
      <text:p text:style-name="P5">The last position in this array is: 224</text:p>
      <text:p text:style-name="P5">---</text:p>
      <text:p text:style-name="P5">This array will now be modified.</text:p>
      <text:p text:style-name="P5">---</text:p>
      <text:p text:style-name="P5">Values have been added to the array.</text:p>
      <text:p text:style-name="P5">The values in this array are now: 7,9,11,44,99,101,155,224,256,512</text:p>
      <text:p text:style-name="P5">This array now contains 10 numbers.</text:p>
      <text:p text:style-name="P5">---</text:p>
      <text:p text:style-name="P5">This array will now be modified again.</text:p>
      <text:p text:style-name="P5">---</text:p>
      <text:p text:style-name="P5">The first and last values in this array have been removed.</text:p>
      <text:p text:style-name="P5">The values in this array are now: 9,11,44,99,101,155,224,256</text:p>
      <text:p text:style-name="P5">This array now contains 8 numbers.</text:p>
      <text:p text:style-name="P5">The values removed from this array are 7 and 512</text:p>
      <text:p text:style-name="P6"/>
      <text:p text:style-name="P2">Explanation:</text:p>
      <text:p text:style-name="P1"/>
      <text:p text:style-name="P3">– No in-depth explanation needed. Applies the basic array functions to an array and prints the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2S</meta:editing-duration>
    <meta:editing-cycles>5</meta:editing-cycles>
    <meta:generator>LibreOffice/5.0.4.2$Windows_x86 LibreOffice_project/2b9802c1994aa0b7dc6079e128979269cf95bc78</meta:generator>
    <dc:date>2022-07-08T13:14:38.245000000</dc:date>
    <meta:document-statistic meta:table-count="0" meta:image-count="0" meta:object-count="0" meta:page-count="1" meta:paragraph-count="43" meta:word-count="270" meta:character-count="1769" meta:non-whitespace-character-count="1545"/>
    <meta:user-defined meta:name="Info 1"/>
    <meta:user-defined meta:name="Info 2"/>
    <meta:user-defined meta:name="Info 3"/>
    <meta:user-defined meta:name="Info 4"/>
  </office:meta>
</office:document-meta>
</file>